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6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6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table:style-name="ce7" office:value-type="string">
            <text:p>001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Default" office:value-type="string">
            <text:p>Testar o funcionamento da tela de login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Default"/>
        </table:table-row>
        <table:table-row table:style-name="ro1">
          <table:table-cell table:style-name="ce2" office:value-type="string" table:number-columns-spanned="1" table:number-rows-spanned="3">
            <text:p>Procedimento</text:p>
          </table:table-cell>
          <table:table-cell table:style-name="Default" office:value-type="string">
            <text:p>1. Acessar a página do sistema</text:p>
          </table:table-cell>
        </table:table-row>
        <table:table-row table:style-name="ro1">
          <table:covered-table-cell table:style-name="ce3"/>
          <table:table-cell table:style-name="ce8" office:value-type="string">
            <text:p>2. Informar o nome de usuário e senha</text:p>
          </table:table-cell>
        </table:table-row>
        <table:table-row table:style-name="ro1">
          <table:covered-table-cell table:style-name="ce3"/>
          <table:table-cell table:style-name="Default" office:value-type="string">
            <text:p>3. Clicar no botão entrar</text:p>
          </table:table-cell>
        </table:table-row>
        <table:table-row table:style-name="ro2">
          <table:table-cell table:style-name="ce3" office:value-type="string">
            <text:p>Resultado Esperado</text:p>
          </table:table-cell>
          <table:table-cell table:style-name="ce9" office:value-type="string">
            <text:p>Caso o usuário seja válido, obterá acesso ao sistema de acordo com o perfil no qual se enquadra e o sistema será redirecionado para a página de Registros</text:p>
          </table:table-cell>
        </table:table-row>
        <table:table-row table:style-name="ro2">
          <table:table-cell table:style-name="ce4" office:value-type="string">
            <text:p>Exceções</text:p>
          </table:table-cell>
          <table:table-cell table:style-name="ce9" office:value-type="string">
            <text:p>1. Usuário inválido, é exibida uma mensagem informando que o usuário ou senha informados não conferem e o sitema permanece na mesma tela.</text:p>
          </table:table-cell>
        </table:table-row>
        <table:table-row table:style-name="ro1">
          <table:table-cell table:style-name="ce4"/>
          <table:table-cell table:style-name="ce9"/>
        </table:table-row>
        <table:table-row table:style-name="ro1">
          <table:table-cell table:style-name="ce5" office:value-type="string" table:number-columns-spanned="2" table:number-rows-spanned="1">
            <text:p>Perfil de Usuário: DIGITADOR</text:p>
          </table:table-cell>
          <table:covered-table-cell table:style-name="ce10"/>
        </table:table-row>
        <table:table-row table:style-name="ro1">
          <table:table-cell/>
          <table:table-cell table:style-name="ce9"/>
        </table:table-row>
        <table:table-row table:style-name="ro1">
          <table:table-cell office:value-type="string">
            <text:p>Teste</text:p>
          </table:table-cell>
          <table:table-cell office:value-type="string">
            <text:p>002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Testar tela de Registros no perfil Digitador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9" office:value-type="string">
            <text:p>O usuário deverá fazer parte do perfil Digitador</text:p>
          </table:table-cell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Na tela de registros o usuário Digitador clica na opção Digitad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O usuário obtém acesso à listagem dos formulários cadastrados</text:p>
          </table:table-cell>
        </table:table-row>
        <table:table-row table:style-name="ro2">
          <table:table-cell table:style-name="ce3" office:value-type="string">
            <text:p>Exceções</text:p>
          </table:table-cell>
          <table:table-cell table:style-name="ce9" office:value-type="string">
            <text:p>1. O usuário Digitador tenta acessar a área restrita aos usuários do perfil Revisor, é exibida uma mensagem informando que ele não tem permissão de acesso àquela área do sistema.</text:p>
          </table:table-cell>
        </table:table-row>
        <table:table-row table:style-name="ro1">
          <table:table-cell/>
          <table:table-cell table:style-name="ce9"/>
        </table:table-row>
        <table:table-row table:style-name="ro1">
          <table:table-cell office:value-type="string">
            <text:p>Teste</text:p>
          </table:table-cell>
          <table:table-cell office:value-type="string">
            <text:p>003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Selecionar um formulário para incuir uma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9"/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Clicar no nome do formulário desejado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O usuário obtém acesso ao formulário de inclusão de digitação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9"/>
        </table:table-row>
        <table:table-row table:style-name="ro1">
          <table:table-cell/>
          <table:table-cell table:style-name="ce9"/>
        </table:table-row>
        <table:table-row table:style-name="ro1">
          <table:table-cell office:value-type="string">
            <text:p>Teste</text:p>
          </table:table-cell>
          <table:table-cell office:value-type="string">
            <text:p>004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Incluir digitação</text:p>
          </table:table-cell>
        </table:table-row>
        <table:table-row table:style-name="ro1">
          <table:table-cell table:style-name="ce4" office:value-type="string">
            <text:p>Pré-condição</text:p>
          </table:table-cell>
          <table:table-cell table:style-name="ce9" office:value-type="string">
            <text:p>O usuário deverá ter selecionado um formulário na listagem de formulários</text:p>
          </table:table-cell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Preencher os campos com os devidos valores no formulário.</text:p>
          </table:table-cell>
        </table:table-row>
        <table:table-row table:style-name="ro1">
          <table:table-cell/>
          <table:table-cell table:style-name="ce9" office:value-type="string">
            <text:p>2. Clicar no botão Enviar Dados.</text:p>
          </table:table-cell>
        </table:table-row>
        <table:table-row table:style-name="ro2">
          <table:table-cell table:style-name="ce4" office:value-type="string">
            <text:p>Resultado Esperado</text:p>
          </table:table-cell>
          <table:table-cell table:style-name="ce9" office:value-type="string">
            <text:p>O sistema inclui a digitação preenchida para o formulário selecionado, retorna à litagem de formulários e exibe a mensagem de sucesso.</text:p>
          </table:table-cell>
        </table:table-row>
        <table:table-row table:style-name="ro2">
          <table:table-cell table:style-name="ce2" office:value-type="string" table:number-columns-spanned="1" table:number-rows-spanned="2">
            <text:p>Exceções</text:p>
          </table:table-cell>
          <table:table-cell table:style-name="ce9" office:value-type="string">
            <text:p>1. Campos obrigatórios não preenchidos, o sistema não submete o formulário e exibe uma mensagem sob o campo de preenchimento obrigatório informando que é necessário preenchê-lo.</text:p>
          </table:table-cell>
        </table:table-row>
        <table:table-row table:style-name="ro2">
          <table:covered-table-cell table:style-name="ce3"/>
          <table:table-cell table:style-name="ce12" office:value-type="string">
            <text:p>2. Dados preenchidos inválidos, é exibida uma mensagem informando sobre a invalidade dos dados sob o campo preenchido de forma incorreta. O sistema não submete o formulário.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5" office:value-type="string" table:number-columns-spanned="2" table:number-rows-spanned="1">
            <text:p>Perfil de Usuário: REVISOR</text:p>
          </table:table-cell>
          <table:covered-table-cell table:style-name="ce10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office:value-type="string">
            <text:p>005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Revisor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logado deverá fazer parte do perfil Revisor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Revisor clica na opção Revis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os formulários cadastrados</text:p>
          </table:table-cell>
        </table:table-row>
        <table:table-row table:style-name="ro2">
          <table:table-cell table:style-name="ce4" office:value-type="string">
            <text:p>Exceções</text:p>
          </table:table-cell>
          <table:table-cell office:value-type="string">
            <text:p>1. O usuário Revisor tenta acessar a área restrita aos usuários do perfil Digitador, é exibida uma mensagem informando que ele não tem permissão de acesso àquela área do sistem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6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um formulário para verificar as digitações realizadas para ele.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Clicar no nome do formulário desejado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as digitações realizadas para aquele formulário.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7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ao qual a digitação está associada deverá estar no status Aberto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Selecionar associada a uma digitaçã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A digitação escolhida será aprovada e as outras digitações para o mesmo documento serão Rejeitadas</text:p>
          </table:table-cell>
        </table:table-row>
        <table:table-row table:style-name="ro3">
          <table:table-cell table:style-name="ce4" office:value-type="string">
            <text:p>Exceções</text:p>
          </table:table-cell>
          <table:table-cell office:value-type="string">
            <text:p>1. Documento fechado. Caso o documento já tenha sido fechado não será possível mais modificar o status de uma digitação associada a este documento, será exibida uma mensagem de erro informando que o documento já está fechad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8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Visualizar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Visualizar associada a uma digitaçã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É exibido o formulário com os valores daquela digitação preenchidos, somente para fins de visualização.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9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Fechar document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deverá estar no status Aberto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Fechar Documento associada a um document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O status do documeto é modificado para Fechado e é exibida uma mensagem informando sobre esta ação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12"/>
        </table:table-row>
        <table:table-row table:style-name="ro1">
          <table:table-cell/>
          <table:table-cell table:style-name="ce12"/>
        </table:table-row>
        <table:table-row table:style-name="ro1">
          <table:table-cell office:value-type="string">
            <text:p>Teste</text:p>
          </table:table-cell>
          <table:table-cell table:style-name="ce12" office:value-type="string">
            <text:p>010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12" office:value-type="string">
            <text:p>Filtrar resultados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12"/>
        </table:table-row>
        <table:table-row table:style-name="ro2">
          <table:table-cell table:style-name="ce4" office:value-type="string">
            <text:p>Procedimento</text:p>
          </table:table-cell>
          <table:table-cell table:style-name="ce12" office:value-type="string">
            <text:p>1. O usuário Revisor preenche os campos do formulário de busca pelos critérios que ele deseja buscar e clica em Busca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12" office:value-type="string">
            <text:p>1. O sistema filtra o resultado da listagem de acordo com os filtros escolhidos e exibe a listagem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12"/>
        </table:table-row>
        <table:table-row table:style-name="ro1">
          <table:table-cell/>
          <table:table-cell table:style-name="ce12"/>
        </table:table-row>
        <table:table-row table:style-name="ro1">
          <table:table-cell office:value-type="string">
            <text:p>Teste</text:p>
          </table:table-cell>
          <table:table-cell table:style-name="ce12" office:value-type="string">
            <text:p>011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12" office:value-type="string">
            <text:p>Pagin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12" office:value-type="string">
            <text:p>Estar na página de listagem das digitações</text:p>
          </table:table-cell>
        </table:table-row>
        <table:table-row table:style-name="ro1">
          <table:table-cell table:style-name="ce4" office:value-type="string">
            <text:p>Procedimento</text:p>
          </table:table-cell>
          <table:table-cell table:style-name="ce9" office:value-type="string">
            <text:p>1. O usuário Revisor clica na opção Próxima ou Anteri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1. O sistema realiza a busca dos 10 próximos ou os 10 resultados anteriores e os exibe na listagem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9"/>
        </table:table-row>
        <table:table-row table:style-name="ro1">
          <table:table-cell/>
          <table:table-cell table:style-name="ce9"/>
        </table:table-row>
        <table:table-row table:style-name="ro1">
          <table:table-cell/>
          <table:table-cell table:style-name="ce9"/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18:01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2-01T17:26:03</dc:date>
    <meta:editing-cycles>64</meta:editing-cycles>
    <meta:editing-duration>PT01H56M29S</meta:editing-duration>
    <meta:document-statistic meta:table-count="3" meta:cell-count="129" meta:object-count="0"/>
    <meta:generator>OpenOffice.org/3.1$Linux OpenOffice.org_project/310m19$Build-9420</meta:generator>
  </office:meta>
</office:document-meta>
</file>